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971cm"/>
      <style:paragraph-properties style:writing-mode="lr-tb"/>
    </style:style>
    <style:style style:name="gr3" style:family="graphic" style:parent-style-name="standard">
      <style:graphic-properties draw:stroke="none" draw:fill="none" fo:min-height="6.369cm"/>
      <style:paragraph-properties style:writing-mode="lr-tb"/>
    </style:style>
    <style:style style:name="gr4" style:family="graphic" style:parent-style-name="standard">
      <style:graphic-properties draw:stroke="none" draw:fill="none" fo:min-height="7.15cm"/>
      <style:paragraph-properties style:writing-mode="lr-tb"/>
    </style:style>
    <style:style style:name="gr5" style:family="graphic" style:parent-style-name="standard">
      <style:graphic-properties draw:stroke="none" draw:fill="none" fo:min-height="5.771cm"/>
      <style:paragraph-properties style:writing-mode="lr-tb"/>
    </style:style>
    <style:style style:name="gr6" style:family="graphic" style:parent-style-name="standard">
      <style:graphic-properties draw:stroke="none" draw:fill="none" fo:min-height="8.065cm"/>
      <style:paragraph-properties style:writing-mode="lr-tb"/>
    </style:style>
    <style:style style:name="gr7" style:family="graphic" style:parent-style-name="standard">
      <style:graphic-properties draw:stroke="none" draw:fill="none" fo:min-height="7.35cm"/>
      <style:paragraph-properties style:writing-mode="lr-tb"/>
    </style:style>
    <style:style style:name="gr8" style:family="graphic" style:parent-style-name="standard">
      <style:graphic-properties draw:stroke="none" draw:fill="none" fo:min-height="8.15cm"/>
      <style:paragraph-properties style:writing-mode="lr-tb"/>
    </style:style>
    <style:style style:name="gr9" style:family="graphic" style:parent-style-name="standard">
      <style:graphic-properties draw:stroke="none" draw:fill="none" fo:min-height="7.75cm"/>
      <style:paragraph-properties style:writing-mode="lr-tb"/>
    </style:style>
    <style:style style:name="gr10" style:family="graphic" style:parent-style-name="standard">
      <style:graphic-properties draw:stroke="none" draw:fill="none" fo:min-height="7.962cm"/>
      <style:paragraph-properties style:writing-mode="lr-tb"/>
    </style:style>
    <style:style style:name="gr11" style:family="graphic" style:parent-style-name="standard">
      <style:graphic-properties draw:stroke="none" draw:fill="none" fo:min-height="7.564cm"/>
      <style:paragraph-properties style:writing-mode="lr-tb"/>
    </style:style>
    <style:style style:name="gr12" style:family="graphic" style:parent-style-name="standard">
      <style:graphic-properties draw:stroke="none" draw:fill="none" fo:min-height="5.375cm"/>
      <style:paragraph-properties style:writing-mode="lr-tb"/>
    </style:style>
    <style:style style:name="gr13" style:family="graphic" style:parent-style-name="standard">
      <style:graphic-properties draw:stroke="none" draw:fill="none" fo:min-height="8.75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Slic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slicin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slice is a flexible and extensible data structure to implement and manage collections of data. Slices are made up of multiple elements, all of the same type. A slice is a segment of dynamic arrays that can grow and shrink as you see fit. Like arrays, slices are index-able and have a length. Slices have a capacity and length propert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create an empty Slice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6.75cm" svg:height="6.221cm" svg:x="3.2cm" svg:y="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intSlice []int</text:p>
            <text:p text:style-name="P2"><text:s text:c="8"/>var strSlice []string</text:p>
            <text:p text:style-name="P2"><text:s text:c="8"/>fmt.Println(reflect.ValueOf(intSlice).Kind())</text:p>
            <text:p text:style-name="P2"><text:s text:c="8"/>fmt.Println(reflect.ValueOf(strSlice).Kind(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create Slice using Make function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1.443cm" svg:height="6.619cm" svg:x="2cm" svg:y="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intSlice = make([]int, 10) <text:s text:c="7"/>// when length and capacity is same</text:p>
            <text:p text:style-name="P2"><text:s text:c="8"/>var strSlice = make([]string, 10, 20) // when length and capacity is different</text:p>
            <text:p text:style-name="P2"><text:s text:c="8"/>fmt.Printf("intSlice \tLen: %v \tCap: %v\n", len(intSlice), cap(intSlice))</text:p>
            <text:p text:style-name="P2"><text:s text:c="8"/>fmt.Println(reflect.ValueOf(intSlice).Kind())</text:p>
            <text:p text:style-name="P2"><text:s text:c="8"/>fmt.Printf("strSlice \tLen: %v \tCap: %v\n", len(strSlice), cap(strSlice))</text:p>
            <text:p text:style-name="P2"><text:s text:c="8"/>fmt.Println(reflect.ValueOf(strSlice).Kind(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initialize the slice with values using a slice literal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20.819cm" svg:height="7.4cm" svg:x="2.2cm" svg:y="4.2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intSlice = []int{10, 20, 30, 40}</text:p>
            <text:p text:style-name="P2"><text:s text:c="8"/>var strSlice = []string{"India", "Canada", "Japan"}</text:p>
            <text:p text:style-name="P2"><text:s text:c="8"/>fmt.Printf("intSlice \tLen: %v \tCap: %v\n", len(intSlice), cap(intSlice))</text:p>
            <text:p text:style-name="P2"><text:s text:c="8"/>fmt.Printf("strSlice \tLen: %v \tCap: %v\n", len(strSlice), cap(strSlice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create Slice using new keyword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21.219cm" svg:height="6.021cm" svg:x="1.8cm" svg:y="4.2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intSlice = new([50]int)[0:10]</text:p>
            <text:p text:style-name="P2"><text:s text:c="8"/>fmt.Println(reflect.ValueOf(intSlice).Kind())</text:p>
            <text:p text:style-name="P2"><text:s text:c="8"/>fmt.Printf("intSlice \tLen: %v \tCap: %v\n", len(intSlice), cap(intSlice))</text:p>
            <text:p text:style-name="P2"><text:s text:c="8"/>fmt.Println(intSlice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add items to Slice using append function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9.232cm" svg:height="8.315cm" svg:x="2.2cm" svg:y="3.685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a := make([]int, 2, 5)</text:p>
            <text:p text:style-name="P2"><text:s text:c="8"/>a[0] = 10</text:p>
            <text:p text:style-name="P2"><text:s text:c="8"/>a[1] = 20</text:p>
            <text:p text:style-name="P2"><text:s text:c="8"/>fmt.Println("Slice A:", a)</text:p>
            <text:p text:style-name="P2"><text:s text:c="8"/>fmt.Printf("Length is %d Capacity is %d\n", len(a), cap(a))</text:p>
            <text:p text:style-name="P2"><text:s text:c="8"/>a = append(a, 30, 40, 50, 60, 70, 80, 90)</text:p>
            <text:p text:style-name="P2"><text:s text:c="8"/>fmt.Println("Slice A after appending data:", a)</text:p>
            <text:p text:style-name="P2"><text:s text:c="8"/>fmt.Printf("Length is %d Capacity is %d\n", len(a), cap(a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access slice items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3" draw:layer="layout" svg:width="16.798cm" svg:height="7.6cm" svg:x="2.2cm" svg:y="4.2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intSlice = []int{10, 20, 30, 40}</text:p>
            <text:p text:style-name="P2"><text:s text:c="8"/>fmt.Println(intSlice[0])</text:p>
            <text:p text:style-name="P2"><text:s text:c="8"/>fmt.Println(intSlice[1])</text:p>
            <text:p text:style-name="P2"><text:s text:c="2"/>fmt.Println(intSlice[0:4]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change slice item value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22.6cm" svg:height="8.4cm" svg:x="1.6cm" svg:y="3.8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strSlice = []string{"India", "Canada", "Japan"}</text:p>
            <text:p text:style-name="P2"><text:s text:c="2"/>fmt.Println(strSlice)</text:p>
            <text:p text:style-name="P2"><text:s text:c="2"/>strSlice[2] = "Germany"</text:p>
            <text:p text:style-name="P2"><text:s text:c="2"/>fmt.Println(strSlice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delete an element from a Slice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3" draw:layer="layout" svg:width="21.102cm" svg:height="8cm" svg:x="1.6cm" svg:y="3.6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strSlice = []string{"India", "Canada", "Japan", "Germany", "Italy"}</text:p>
            <text:p text:style-name="P2"><text:s text:c="8"/>fmt.Println(strSlice)</text:p>
            <text:p text:style-name="P2"><text:s text:c="8"/>strSlice = RemoveIndex(strSlice, 3)</text:p>
            <text:p text:style-name="P2"><text:s text:c="8"/>fmt.Println(strSlice)</text:p>
            <text:p text:style-name="P2">}</text:p>
            <text:p text:style-name="P2">func RemoveIndex(s []string, index int) []string {</text:p>
            <text:p text:style-name="P2"><text:s text:c="8"/>return append(s[:index], s[index+1:]...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copy one slice items into another slice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9.69cm" svg:height="6.619cm" svg:x="2.8cm" svg:y="4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a := []int{5, 6, 7} // Create a smaller slice</text:p>
            <text:p text:style-name="P2"><text:s text:c="8"/>fmt.Printf("[Slice:A] Length is %d Capacity is %d\n", len(a), cap(a))</text:p>
            <text:p text:style-name="P2"><text:s text:c="8"/>b := make([]int, 5, 10) // Create a bigger slice</text:p>
            <text:p text:style-name="P2"><text:s text:c="8"/>copy(b, a) <text:s text:c="13"/>// Copy function</text:p>
            <text:p text:style-name="P2"><text:s text:c="8"/>fmt.Printf("[Slice:B] Length is %d Capacity is %d\n", len(b), cap(b))</text:p>
            <text:p text:style-name="P2"><text:s text:c="8"/>fmt.Println("Slice B after copying:", b)</text:p>
            <text:p text:style-name="P2"><text:s text:c="8"/>b[3] = 8</text:p>
            <text:p text:style-name="P2"><text:s text:c="8"/>b[4] = 9</text:p>
            <text:p text:style-name="P2"><text:s text:c="8"/>fmt.Println("Slice B after adding elements:", b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slice elements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0" draw:text-style-name="P3" draw:layer="layout" svg:width="19.34cm" svg:height="8.212cm" svg:x="4.42cm" svg:y="3.8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countries = []string{"india", "japan", "canada", "australia", "russia"}</text:p>
            <text:p text:style-name="P2"><text:s text:c="8"/>fmt.Printf("Countries: %v\n", countries)</text:p>
            <text:p text:style-name="P2"><text:s text:c="8"/>fmt.Printf(":2 %v\n", countries[:2])</text:p>
            <text:p text:style-name="P2"><text:s text:c="8"/>fmt.Printf("1:3 %v\n", countries[1:3])</text:p>
            <text:p text:style-name="P2"><text:s text:c="8"/>fmt.Printf("2: %v\n", countries[2:])</text:p>
            <text:p text:style-name="P2"><text:s text:c="8"/>fmt.Printf("2:5 %v\n", countries[2:5])</text:p>
            <text:p text:style-name="P2"><text:s text:c="8"/>fmt.Printf("0:3 %v\n", countries[0:3])</text:p>
            <text:p text:style-name="P2"><text:s text:c="8"/>fmt.Printf("Last element: %v\n", countries[4])</text:p>
            <text:p text:style-name="P2"><text:s text:c="8"/>fmt.Printf("Last element: %v\n", countries[len(countries)-1])</text:p>
            <text:p text:style-name="P2"><text:s text:c="8"/>fmt.Printf("Last element: %v\n", countries[4:])</text:p>
            <text:p text:style-name="P2"><text:s text:c="8"/>fmt.Printf("All elements: %v\n", countries[0:len(countries)])</text:p>
            <text:p text:style-name="P2"><text:s text:c="8"/>fmt.Printf("Last two elements: %v\n", countries[3:len(countries)])</text:p>
            <text:p text:style-name="P2"><text:s text:c="8"/>fmt.Printf("Last two elements: %v\n", countries[len(countries)-2:len(countries)])</text:p>
            <text:p text:style-name="P2"><text:s text:c="8"/>fmt.Println(countries[:])</text:p>
            <text:p text:style-name="P2"><text:s text:c="8"/>fmt.Println(countries[0:])</text:p>
            <text:p text:style-name="P2"><text:s text:c="8"/>fmt.Println(countries[0:len(countries)]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Iterate Over a Slice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1" draw:text-style-name="P3" draw:layer="layout" svg:width="17.223cm" svg:height="7.814cm" svg:x="5.479cm" svg:y="3.999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strSlice = []string{"India", "Canada", "Japan", "Germany", "Italy"}</text:p>
            <text:p text:style-name="P2"><text:s text:c="8"/>fmt.Println("\n---------------Example 1 --------------------\n")</text:p>
            <text:p text:style-name="P2"><text:s text:c="8"/>for index, element := range strSlice {</text:p>
            <text:p text:style-name="P2"><text:s text:c="16"/>fmt.Println(index, "--", element)</text:p>
            <text:p text:style-name="P2"><text:s text:c="8"/>}</text:p>
            <text:p text:style-name="P2"><text:s text:c="8"/>fmt.Println("\n---------------Example 2 --------------------\n")</text:p>
            <text:p text:style-name="P2"><text:s text:c="8"/>for _, value := range strSlice {</text:p>
            <text:p text:style-name="P2"><text:s text:c="16"/>fmt.Println(value)</text:p>
            <text:p text:style-name="P2"><text:s text:c="8"/>}</text:p>
            <text:p text:style-name="P2"><text:s text:c="8"/>j := 0</text:p>
            <text:p text:style-name="P2"><text:s text:c="8"/>fmt.Println("\n---------------Example 3 --------------------\n")</text:p>
            <text:p text:style-name="P2"><text:s text:c="8"/>for range strSlice {</text:p>
            <text:p text:style-name="P2"><text:s text:c="16"/>fmt.Println(strSlice[j])</text:p>
            <text:p text:style-name="P2"><text:s text:c="16"/>j++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append a slice to an existing slice in Golang?</text:p>
          </draw:text-box>
        </draw:frame>
        <draw:frame presentation:style-name="pr4" draw:layer="layout" svg:width="25.199cm" svg:height="9.134cm" svg:x="1.4cm" svg:y="4.2cm" presentation:class="outline" presentation:placeholder="true" presentation:user-transformed="true">
          <draw:text-box/>
        </draw:frame>
        <draw:frame draw:style-name="gr12" draw:text-style-name="P3" draw:layer="layout" svg:width="17.774cm" svg:height="5.625cm" svg:x="2.6cm" svg:y="3.8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slice1 = []string{"india", "japan", "canada"}</text:p>
            <text:p text:style-name="P2"><text:s text:c="8"/>var slice2 = []string{"australia", "russia"}</text:p>
            <text:p text:style-name="P2"><text:s text:c="8"/>slice2 = append(slice2, slice1...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check if an item exists in Slice in Golang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3" draw:text-style-name="P3" draw:layer="layout" svg:width="17.223cm" svg:height="9.008cm" svg:x="5.479cm" svg:y="4.192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 strSlice = []string{"India", "Canada", "Japan", "Germany", "Italy"}</text:p>
            <text:p text:style-name="P2"><text:s text:c="8"/>fmt.Println(itemExists(strSlice, "Canada"))</text:p>
            <text:p text:style-name="P2"><text:s text:c="8"/>fmt.Println(itemExists(strSlice, "Africa"))</text:p>
            <text:p text:style-name="P2">}</text:p>
            <text:p text:style-name="P2">func itemExists(slice interface{}, item interface{}) bool {</text:p>
            <text:p text:style-name="P2"><text:s text:c="8"/>s := reflect.ValueOf(slice)</text:p>
            <text:p text:style-name="P2"><text:s text:c="8"/>if s.Kind() != reflect.Slice {</text:p>
            <text:p text:style-name="P2"><text:s text:c="16"/>panic("Invalid data-type")</text:p>
            <text:p text:style-name="P2"><text:s text:c="8"/>}</text:p>
            <text:p text:style-name="P2"><text:s text:c="8"/>for i := 0; i &lt; s.Len(); i++ {</text:p>
            <text:p text:style-name="P2"><text:s text:c="16"/>if s.Index(i).Interface() == item {</text:p>
            <text:p text:style-name="P2"><text:s text:c="24"/>return true</text:p>
            <text:p text:style-name="P2"><text:s text:c="16"/>}</text:p>
            <text:p text:style-name="P2"><text:s text:c="8"/>}</text:p>
            <text:p text:style-name="P2"><text:s text:c="8"/>return false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9:56:55.850283196</meta:creation-date>
    <dc:date>2021-02-03T20:03:44.799530631</dc:date>
    <meta:editing-duration>PT5S</meta:editing-duration>
    <meta:editing-cycles>1</meta:editing-cycles>
    <meta:document-statistic meta:object-count="94"/>
    <meta:generator>LibreOffice/6.4.6.2$Linux_X86_64 LibreOffice_project/40$Build-2</meta:generator>
  </office:meta>
</office:document-meta>
</file>